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cm" fo:min-width="4.08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width="0.305cm" draw:marker-start-width="0.66cm" draw:marker-end="Arrowheads_20_21" draw:marker-end-width="0.762cm" draw:fill="none" fo:padding-top="0.152cm" fo:padding-bottom="0.152cm" fo:padding-left="0.152cm" fo:padding-right="0.1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95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cm" fo:min-width="4.08cm"/>
      <style:paragraph-properties style:writing-mode="lr-tb"/>
    </style:style>
    <style:style style:name="gr5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/>
    </style:style>
    <style:style style:name="gr6" style:family="graphic" style:parent-style-name="standard">
      <style:graphic-properties draw:textarea-horizontal-align="justify" draw:textarea-vertical-align="middle" draw:auto-grow-height="false" fo:min-height="2.372cm" fo:min-width="4.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7cm" fo:min-width="4.395cm"/>
      <style:paragraph-properties style:writing-mode="lr-tb"/>
    </style:style>
    <style:style style:name="gr9" style:family="graphic" style:parent-style-name="standard">
      <style:graphic-properties draw:fill-color="#ed4c05" draw:textarea-horizontal-align="justify" draw:textarea-vertical-align="middle" draw:auto-grow-height="false" fo:min-height="0.992cm" fo:min-width="2.223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3.358cm" fo:min-width="2.97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05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45cm" fo:min-width="2.985cm" fo:wrap-option="wrap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1.905cm" fo:min-width="12.7cm"/>
      <style:paragraph-properties style:writing-mode="lr-tb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7.965cm" fo:min-width="5.163cm"/>
      <style:paragraph-properties style:writing-mode="lr-tb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6.32cm" fo:min-width="6.35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81d41a" fo:padding-top="0.076cm" fo:padding-bottom="0.076cm" fo:padding-left="0.076cm" fo:padding-right="0.076cm"/>
    </style:style>
    <style:style style:name="gr21" style:family="graphic" style:parent-style-name="standard">
      <style:graphic-properties draw:fill-color="#00a933" draw:textarea-horizontal-align="justify" draw:textarea-vertical-align="middle" draw:auto-grow-height="false" fo:min-height="1.796cm" fo:min-width="1.347cm"/>
    </style:style>
    <style:style style:name="gr22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ff5429" fo:padding-top="0.076cm" fo:padding-bottom="0.076cm" fo:padding-left="0.076cm" fo:padding-right="0.076cm"/>
    </style:style>
    <style:style style:name="gr23" style:family="graphic" style:parent-style-name="standard">
      <style:graphic-properties draw:fill-color="#ff5429" draw:textarea-horizontal-align="justify" draw:textarea-vertical-align="middle" draw:auto-grow-height="false" fo:min-height="1.27cm" fo:min-width="4.128cm"/>
      <style:paragraph-properties style:writing-mode="lr-tb"/>
    </style:style>
    <style:style style:name="gr24" style:family="graphic" style:parent-style-name="standard">
      <style:graphic-properties draw:fill-color="#ff5429" draw:textarea-horizontal-align="justify" draw:textarea-vertical-align="middle" draw:auto-grow-height="false" fo:min-height="1.023cm" fo:min-width="2.298cm"/>
      <style:paragraph-properties style:writing-mode="lr-tb"/>
    </style:style>
    <style:style style:name="gr25" style:family="graphic" style:parent-style-name="objectwithoutfill">
      <style:graphic-properties draw:stroke="dash" draw:stroke-dash="Double_20_Dash" svg:stroke-width="0.051cm" draw:marker-start-width="0.279cm" draw:marker-end="Arrowheads_20_15" draw:marker-end-width="0.381cm" draw:fill="none" draw:fill-color="#ff5429" fo:padding-top="0.025cm" fo:padding-bottom="0.025cm" fo:padding-left="0.025cm" fo:padding-right="0.025cm"/>
    </style:style>
    <style:style style:name="gr26" style:family="graphic" style:parent-style-name="objectwithoutfill">
      <style:graphic-properties draw:stroke="dash" draw:stroke-dash="Double_20_Dash" svg:stroke-width="0.051cm" draw:marker-start-width="0.279cm" draw:marker-end-width="0.279cm" draw:fill="none" draw:fill-color="#ff5429" fo:padding-top="0.025cm" fo:padding-bottom="0.025cm" fo:padding-left="0.025cm" fo:padding-right="0.025cm"/>
    </style:style>
    <style:style style:name="gr27" style:family="graphic" style:parent-style-name="standard">
      <style:graphic-properties draw:fill-color="#ff5429" draw:textarea-horizontal-align="justify" draw:textarea-vertical-align="middle" draw:auto-grow-height="false" fo:min-height="1.023cm" fo:min-width="3.831cm"/>
      <style:paragraph-properties style:writing-mode="lr-tb"/>
    </style:style>
    <style:style style:name="gr28" style:family="graphic" style:parent-style-name="objectwithoutfill">
      <style:graphic-properties draw:stroke="dash" draw:stroke-dash="Double_20_Dash" svg:stroke-width="0.152cm" draw:marker-start-width="0.432cm" draw:marker-end-width="0.432cm" draw:fill="none" draw:fill-color="#ff5429" fo:padding-top="0.076cm" fo:padding-bottom="0.076cm" fo:padding-left="0.076cm" fo:padding-right="0.076cm"/>
    </style:style>
    <style:style style:name="gr29" style:family="graphic" style:parent-style-name="standard">
      <style:graphic-properties draw:fill-color="#ff5429" draw:textarea-horizontal-align="justify" draw:textarea-vertical-align="middle" draw:auto-grow-height="false" fo:min-height="1.023cm" fo:min-width="3.49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61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06cm"/>
      <style:paragraph-properties style:writing-mode="lr-tb"/>
    </style:style>
    <style:style style:name="gr34" style:family="graphic" style:parent-style-name="standard">
      <style:graphic-properties draw:fill-color="#b3cac7" draw:textarea-horizontal-align="justify" draw:textarea-vertical-align="middle" draw:auto-grow-height="false" fo:min-height="11.43cm" fo:min-width="17.78cm"/>
    </style:style>
    <style:style style:name="gr35" style:family="graphic" style:parent-style-name="standard">
      <style:graphic-properties draw:fill-color="#ff5429" draw:textarea-horizontal-align="justify" draw:textarea-vertical-align="middle" draw:auto-grow-height="false" fo:min-height="1.278cm" fo:min-width="4.341cm"/>
      <style:paragraph-properties style:writing-mode="lr-tb"/>
    </style:style>
    <style:style style:name="gr36" style:family="graphic" style:parent-style-name="standard">
      <style:graphic-properties draw:fill-color="#ff5429" draw:textarea-horizontal-align="justify" draw:textarea-vertical-align="middle" draw:auto-grow-height="false" fo:min-height="1.278cm" fo:min-width="5.618cm"/>
      <style:paragraph-properties style:writing-mode="lr-tb"/>
    </style:style>
    <style:style style:name="gr37" style:family="graphic" style:parent-style-name="standard">
      <style:graphic-properties draw:fill-color="#ff5429" draw:textarea-horizontal-align="justify" draw:textarea-vertical-align="middle" draw:auto-grow-height="false" fo:min-height="1.278cm" fo:min-width="5.111cm"/>
      <style:paragraph-properties style:writing-mode="lr-tb"/>
    </style:style>
    <style:style style:name="gr38" style:family="graphic" style:parent-style-name="objectwithoutfill">
      <style:graphic-properties draw:marker-end="Arrowheads_20_11" draw:marker-end-width="0.3cm" draw:fill="none" draw:fill-color="#ff5429"/>
    </style:style>
    <style:style style:name="gr39" style:family="graphic" style:parent-style-name="objectwithoutfill">
      <style:graphic-properties draw:marker-end="Arrowheads_20_12" draw:marker-end-width="0.3cm" draw:fill="none" draw:fill-color="#ff5429"/>
    </style:style>
    <style:style style:name="gr40" style:family="graphic" style:parent-style-name="objectwithoutfill">
      <style:graphic-properties draw:stroke="dash" draw:stroke-dash="Long_20_Dash" svg:stroke-width="0.152cm" svg:stroke-color="#81d41a" draw:marker-start-width="0.432cm" draw:marker-end="Arrowheads_20_14" draw:marker-end-width="0.533cm" draw:marker-end-center="true" svg:stroke-opacity="95%" draw:fill="none" draw:fill-color="#ff5429" fo:padding-top="0.076cm" fo:padding-bottom="0.076cm" fo:padding-left="0.076cm" fo:padding-right="0.0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fill-color="#158466" draw:textarea-horizontal-align="justify" draw:textarea-vertical-align="middle" draw:auto-grow-height="false" fo:min-height="0.874cm" fo:min-width="0.174cm"/>
    </style:style>
    <style:style style:name="gr4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5" style:family="graphic" style:parent-style-name="objectwithoutfill">
      <style:graphic-properties draw:marker-end="Arrowheads_20_7" draw:marker-end-width="0.3cm" draw:fill="none" draw:textarea-vertical-align="middle"/>
    </style:style>
    <style:style style:name="gr46" style:family="graphic" style:parent-style-name="objectwithoutfill">
      <style:graphic-properties draw:marker-end="Arrowheads_20_8" draw:marker-end-width="0.3cm" draw:fill="none" draw:textarea-vertical-align="middle"/>
    </style:style>
    <style:style style:name="gr47" style:family="graphic" style:parent-style-name="objectwithoutfill">
      <style:graphic-properties draw:marker-end="Arrowheads_20_9" draw:marker-end-width="0.3cm" draw:fill="none" draw:textarea-vertical-align="middle"/>
    </style:style>
    <style:style style:name="gr48" style:family="graphic" style:parent-style-name="standard">
      <style:graphic-properties draw:fill-color="#b3cac7"/>
      <style:paragraph-properties style:writing-mode="lr-tb"/>
    </style:style>
    <style:style style:name="gr49" style:family="graphic" style:parent-style-name="standard" style:list-style-name="L1">
      <style:graphic-properties draw:fill-color="#00a933" draw:textarea-horizontal-align="justify" draw:textarea-vertical-align="middle" draw:auto-grow-height="false" fo:min-height="0.424cm" fo:min-width="0.278cm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0.584cm" fo:min-width="0cm"/>
    </style:style>
    <style:style style:name="gr51" style:family="graphic" style:parent-style-name="standard">
      <style:graphic-properties draw:fill-color="#00a933" draw:textarea-horizontal-align="justify" draw:textarea-vertical-align="middle" draw:auto-grow-height="false" fo:min-height="1.339cm" fo:min-width="0cm"/>
    </style:style>
    <style:style style:name="gr52" style:family="graphic" style:parent-style-name="standard" style:list-style-name="L1">
      <style:graphic-properties draw:fill-color="#ff5429" draw:textarea-horizontal-align="justify" draw:textarea-vertical-align="middle" draw:auto-grow-height="false" fo:min-height="4.387cm" fo:min-width="6.09cm"/>
      <style:paragraph-properties style:writing-mode="lr-tb"/>
    </style:style>
    <style:style style:name="gr53" style:family="graphic" style:parent-style-name="standard" style:list-style-name="L1">
      <style:graphic-properties draw:fill-color="#ffbf00" draw:textarea-horizontal-align="justify" draw:textarea-vertical-align="middle" draw:auto-grow-height="false" fo:min-height="1.973cm" fo:min-width="3.31cm"/>
      <style:paragraph-properties style:writing-mode="lr-tb"/>
    </style:style>
    <style:style style:name="gr54" style:family="graphic" style:parent-style-name="standard" style:list-style-name="L1">
      <style:graphic-properties draw:fill-color="#b3cac7" draw:textarea-horizontal-align="justify" draw:textarea-vertical-align="middle" draw:auto-grow-height="false" fo:min-height="1.655cm" fo:min-width="7.12cm"/>
      <style:paragraph-properties style:writing-mode="lr-tb"/>
    </style:style>
    <style:style style:name="gr55" style:family="graphic" style:parent-style-name="standard">
      <style:graphic-properties draw:fill-color="#ff5429" draw:textarea-horizontal-align="justify" draw:textarea-vertical-align="middle" draw:auto-grow-height="false" fo:min-height="0cm" fo:min-width="0.333cm"/>
    </style:style>
    <style:style style:name="gr56" style:family="graphic" style:parent-style-name="standard">
      <style:graphic-properties draw:stroke="none" svg:stroke-color="#000000" draw:fill="none" draw:fill-color="#ffffff" fo:min-height="0.385cm" fo:min-width="2.675cm"/>
      <style:paragraph-properties style:writing-mode="lr-tb"/>
    </style:style>
    <style:style style:name="gr57" style:family="graphic" style:parent-style-name="standard" style:list-style-name="L1">
      <style:graphic-properties draw:fill-color="#ff5429" draw:textarea-horizontal-align="justify" draw:textarea-vertical-align="middle" draw:auto-grow-height="false" fo:min-height="2.221cm" fo:min-width="5.339cm"/>
      <style:paragraph-properties style:writing-mode="lr-tb"/>
    </style:style>
    <style:style style:name="gr58" style:family="graphic" style:parent-style-name="standard">
      <style:graphic-properties draw:fill-color="#00a933" draw:textarea-horizontal-align="justify" draw:textarea-vertical-align="middle" draw:auto-grow-height="false" fo:min-height="1.973cm" fo:min-width="6.485cm"/>
      <style:paragraph-properties style:writing-mode="lr-tb"/>
    </style:style>
    <style:style style:name="gr59" style:family="graphic" style:parent-style-name="standard" style:list-style-name="L1">
      <style:graphic-properties draw:fill-color="#00a933" draw:textarea-horizontal-align="justify" draw:textarea-vertical-align="middle" draw:auto-grow-height="false" fo:min-height="2.222cm" fo:min-width="6.015cm"/>
      <style:paragraph-properties style:writing-mode="lr-tb"/>
    </style:style>
    <style:style style:name="gr60" style:family="graphic" style:parent-style-name="standard" style:list-style-name="L1">
      <style:graphic-properties draw:fill-color="#00a933" draw:textarea-horizontal-align="justify" draw:textarea-vertical-align="middle" draw:auto-grow-height="false" fo:min-height="1.02cm" fo:min-width="3.31cm"/>
      <style:paragraph-properties style:writing-mode="lr-tb"/>
    </style:style>
    <style:style style:name="gr61" style:family="graphic" style:parent-style-name="standard">
      <style:graphic-properties svg:stroke-color="#3faf46" draw:fill-color="#00a933" draw:textarea-horizontal-align="justify" draw:textarea-vertical-align="top" draw:auto-grow-height="false" fo:min-height="2.925cm" fo:min-width="7.08cm"/>
      <style:paragraph-properties style:writing-mode="lr-tb"/>
    </style:style>
    <style:style style:name="gr62" style:family="graphic" style:parent-style-name="standard">
      <style:graphic-properties draw:fill-color="#00a933" draw:textarea-horizontal-align="justify" draw:textarea-vertical-align="top" draw:auto-grow-height="false" fo:min-height="2.29cm" fo:min-width="7.08cm"/>
      <style:paragraph-properties style:writing-mode="lr-tb"/>
    </style:style>
    <style:style style:name="gr63" style:family="graphic" style:parent-style-name="standard">
      <style:graphic-properties svg:stroke-color="#3faf46" draw:fill-color="#00a933" draw:textarea-horizontal-align="justify" draw:textarea-vertical-align="middle" draw:auto-grow-height="false" fo:min-height="3.46cm" fo:min-width="8.43cm"/>
      <style:paragraph-properties style:writing-mode="lr-tb"/>
    </style:style>
    <style:style style:name="gr64" style:family="graphic" style:parent-style-name="standard">
      <style:graphic-properties draw:fill-color="#00a933" draw:textarea-horizontal-align="justify" draw:textarea-vertical-align="middle" draw:auto-grow-height="false" fo:min-height="4.03cm" fo:min-width="8.43cm"/>
      <style:paragraph-properties style:writing-mode="lr-tb"/>
    </style:style>
    <style:style style:name="gr65" style:family="graphic" style:parent-style-name="standard">
      <style:graphic-properties draw:fill-color="#00a933" draw:textarea-horizontal-align="justify" draw:textarea-vertical-align="middle" draw:auto-grow-height="false" fo:min-height="1.02cm" fo:min-width="7.08cm"/>
      <style:paragraph-properties style:writing-mode="lr-tb"/>
    </style:style>
    <style:style style:name="gr66" style:family="graphic" style:parent-style-name="standard">
      <style:graphic-properties draw:fill-color="#00a933" draw:textarea-horizontal-align="justify" draw:textarea-vertical-align="middle" draw:auto-grow-height="false" fo:min-height="1.337cm" fo:min-width="7.08cm"/>
      <style:paragraph-properties style:writing-mode="lr-tb"/>
    </style:style>
    <style:style style:name="gr67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5.85cm"/>
      <style:paragraph-properties style:writing-mode="lr-tb"/>
    </style:style>
    <style:style style:name="gr68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2.993cm"/>
      <style:paragraph-properties style:writing-mode="lr-tb"/>
    </style:style>
    <style:style style:name="gr69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2.357cm"/>
      <style:paragraph-properties style:writing-mode="lr-tb"/>
    </style:style>
    <style:style style:name="gr70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3.15cm"/>
      <style:paragraph-properties style:writing-mode="lr-tb"/>
    </style:style>
    <style:style style:name="gr71" style:family="graphic" style:parent-style-name="standard" style:list-style-name="L1">
      <style:graphic-properties draw:fill-color="#eeeeee" draw:textarea-horizontal-align="justify" draw:textarea-vertical-align="middle" draw:auto-grow-height="false" fo:min-height="1.338cm" fo:min-width="7.75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3" style:family="graphic" style:parent-style-name="objectwithoutfill">
      <style:graphic-properties draw:marker-end="Arrowheads_20_2" draw:marker-end-width="0.3cm" draw:fill="none" draw:fill-color="#eeeeee" draw:textarea-vertical-align="middle"/>
    </style:style>
    <style:style style:name="gr74" style:family="graphic" style:parent-style-name="standard">
      <style:graphic-properties draw:marker-start="Arrowheads_20_4" draw:marker-start-width="0.3cm" draw:fill-color="#eeeeee" draw:textarea-vertical-align="middle"/>
    </style:style>
    <style:style style:name="gr75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76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77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78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79" style:family="graphic" style:parent-style-name="objectwithoutfill">
      <style:graphic-properties draw:marker-end="Arrowheads_20_6" draw:marker-end-width="0.3cm" draw:fill="none" draw:fill-color="#eeeeee" draw:textarea-vertical-align="middle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199cm" fo:min-width="0.3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ed4c05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="none" draw:fill-color="#81d41a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="none" draw:fill-color="#ff5429"/>
    </style:style>
    <style:style style:name="P11" style:family="paragraph">
      <style:paragraph-properties fo:text-align="center" style:writing-mode="lr-tb"/>
      <style:text-properties fo:font-size="13pt"/>
    </style:style>
    <style:style style:name="P12" style:family="paragraph">
      <loext:graphic-properties draw:fill-color="#ff5429"/>
      <style:paragraph-properties fo:text-align="center" style:writing-mode="lr-tb"/>
      <style:text-properties fo:font-size="13pt"/>
    </style:style>
    <style:style style:name="P13" style:family="paragraph">
      <loext:graphic-properties draw:fill="none" draw:fill-color="#ffffff"/>
      <style:paragraph-properties style:writing-mode="lr-tb"/>
      <style:text-properties fo:font-size="13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15" style:family="paragraph">
      <loext:graphic-properties draw:fill-color="#b3cac7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158466"/>
      <style:paragraph-properties fo:text-align="center"/>
    </style:style>
    <style:style style:name="P19" style:family="paragraph">
      <loext:graphic-properties draw:fill-color="#b3cac7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-color="#00a933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-color="#ff5429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-color="#ffbf0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-color="#b3cac7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ff5429"/>
      <style:paragraph-properties fo:text-align="center"/>
    </style:style>
    <style:style style:name="P26" style:family="paragraph">
      <loext:graphic-properties draw:fill-color="#00a933"/>
      <style:paragraph-properties fo:text-align="center" style:writing-mode="lr-tb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30" style:family="paragraph">
      <loext:graphic-properties draw:fill-color="#00a933"/>
      <style:paragraph-properties fo:text-align="center" style:writing-mode="lr-tb"/>
      <style:text-properties fo:font-size="15pt" fo:font-weight="bold" style:font-size-asian="15pt" style:font-size-complex="15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3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34" style:family="paragraph">
      <loext:graphic-properties draw:fill="none" draw:fill-color="#eeeeee"/>
      <style:paragraph-properties fo:text-align="center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loext:graphic-properties draw:fill-color="#eeeeee"/>
      <style:paragraph-properties fo:text-align="center" style:writing-mode="lr-tb"/>
    </style:style>
    <style:style style:name="T1" style:family="text">
      <style:text-properties fo:font-size="13pt"/>
    </style:style>
    <style:style style:name="T2" style:family="text">
      <style:text-properties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8cm" svg:height="2.54cm" svg:x="4.54cm" svg:y="3.54cm">
          <text:p text:style-name="P1">Filter 1</text:p>
          <text:p text:style-name="P1">Custom </text:p>
          <text:p text:style-name="P1">Authenticaion</text:p>
          <text:p text:style-name="P1">Fil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8cm" svg:y1="4.875cm" svg:x2="4.34cm" svg:y2="4.875cm">
          <text:p/>
        </draw:line>
        <draw:frame draw:style-name="gr3" draw:text-style-name="P3" draw:layer="layout" svg:width="1.954cm" svg:height="1.537cm" svg:x="1.431cm" svg:y="2.888cm">
          <draw:text-box>
            <text:p>Http</text:p>
            <text:p>Request</text:p>
            <text:p>With Key</text:p>
          </draw:text-box>
        </draw:frame>
        <draw:custom-shape draw:style-name="gr4" draw:text-style-name="P1" draw:layer="layout" svg:width="4.08cm" svg:height="1.27cm" svg:x="9.94cm" svg:y="3.54cm">
          <text:p text:style-name="P1">Authorization </text:p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8cm" svg:height="1.27cm" svg:x="14.84cm" svg:y="3.54cm">
          <text:p text:style-name="P1">Filter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8cm" svg:height="1.27cm" svg:x="20.34cm" svg:y="3.54cm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485cm" svg:y1="4.232cm" svg:x2="9.964cm" svg:y2="4.175cm">
          <text:p/>
        </draw:line>
        <draw:line draw:style-name="gr5" draw:text-style-name="P2" draw:layer="layout" svg:x1="14.017cm" svg:y1="4.175cm" svg:x2="14.839cm" svg:y2="4.165cm">
          <text:p/>
        </draw:line>
        <draw:line draw:style-name="gr5" draw:text-style-name="P2" draw:layer="layout" svg:x1="19.192cm" svg:y1="4.176cm" svg:x2="20.014cm" svg:y2="4.166cm">
          <text:p/>
        </draw:line>
        <draw:custom-shape draw:style-name="gr4" draw:text-style-name="P1" draw:layer="layout" svg:width="4.08cm" svg:height="1.27cm" svg:x="4.64cm" svg:y="7.34cm">
          <text:p text:style-name="P1">Authentication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8cm" svg:height="2.372cm" svg:x="4.64cm" svg:y="9.74cm">
          <text:p text:style-name="P1">Custome</text:p>
          <text:p text:style-name="P1">Authentication</text:p>
          <text:p text:style-name="P1">Provide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07cm" svg:height="0.513cm" svg:x="2.842cm" svg:y="6.501cm">
          <draw:text-box>
            <text:p>Delegate</text:p>
          </draw:text-box>
        </draw:frame>
        <draw:frame draw:style-name="gr7" draw:text-style-name="P3" draw:layer="layout" svg:width="1.907cm" svg:height="0.513cm" svg:x="2.743cm" svg:y="8.902cm">
          <draw:text-box>
            <text:p>Delegate</text:p>
          </draw:text-box>
        </draw:frame>
        <draw:custom-shape draw:style-name="gr8" draw:text-style-name="P1" draw:layer="layout" svg:width="4.395cm" svg:height="1.27cm" svg:x="9.94cm" svg:y="8.64cm">
          <text:p text:style-name="P1">UserDetails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8cm" svg:height="1.27cm" svg:x="9.94cm" svg:y="11.04cm">
          <text:p text:style-name="P1">Password</text:p>
          <text:p text:style-name="P1">Encod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10.207cm" svg:x2="9.89cm" svg:y2="9.255cm">
          <text:p/>
        </draw:line>
        <draw:line draw:style-name="gr5" draw:text-style-name="P2" draw:layer="layout" svg:x1="8.62cm" svg:y1="10.525cm" svg:x2="9.89cm" svg:y2="11.795cm">
          <text:p/>
        </draw:line>
        <draw:custom-shape draw:style-name="gr9" draw:text-style-name="P4" draw:layer="layout" svg:width="2.222cm" svg:height="1.587cm" svg:x="15.605cm" svg:y="7.3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5" draw:layer="layout" svg:width="2.984cm" svg:height="3.344cm" draw:transform="skewX (-0.293389847260247) rotate (-0.278729081543495) translate (13.436cm 5.1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3" draw:layer="layout" svg:width="4.041cm" svg:height="0.513cm" svg:x="11.346cm" svg:y="6.937cm">
          <draw:text-box>
            <text:p>Find User from DB</text:p>
          </draw:text-box>
        </draw:frame>
        <draw:custom-shape draw:style-name="gr4" draw:text-style-name="P1" draw:layer="layout" svg:width="4.08cm" svg:height="1.27cm" svg:x="9.44cm" svg:y="5.54cm">
          <text:p text:style-name="P1">Security </text:p>
          <text:p text:style-name="P1">Contex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5.127cm" svg:x2="9.572cm" svg:y2="5.762cm">
          <text:p/>
        </draw:line>
        <draw:line draw:style-name="gr5" draw:text-style-name="P2" draw:layer="layout" svg:x1="7.35cm" svg:y1="7.35cm" svg:x2="7.35cm" svg:y2="6.08cm">
          <text:p/>
        </draw:line>
        <draw:frame draw:style-name="gr12" draw:text-style-name="P3" draw:layer="layout" svg:width="0.84cm" svg:height="0.513cm" svg:x="2.905cm" svg:y="13.526cm">
          <draw:text-box>
            <text:p>Key</text:p>
          </draw:text-box>
        </draw:frame>
        <draw:line draw:style-name="gr2" draw:text-style-name="P2" draw:layer="layout" svg:x1="4.175cm" svg:y1="5.545cm" svg:x2="1.635cm" svg:y2="5.545cm">
          <text:p/>
        </draw:line>
        <draw:frame draw:style-name="gr13" draw:text-style-name="P3" draw:layer="layout" svg:width="0.635cm" svg:height="0.317cm" svg:x="3.222cm" svg:y="2.905cm">
          <draw:text-box>
            <text:p>1</text:p>
          </draw:text-box>
        </draw:frame>
        <draw:frame draw:style-name="gr13" draw:text-style-name="P3" draw:layer="layout" svg:width="0.635cm" svg:height="0.317cm" svg:x="4.823cm" svg:y="6.406cm">
          <draw:text-box>
            <text:p>2</text:p>
          </draw:text-box>
        </draw:frame>
        <draw:line draw:style-name="gr5" draw:text-style-name="P2" draw:layer="layout" svg:x1="5.615cm" svg:y1="6.012cm" svg:x2="5.615cm" svg:y2="7.282cm">
          <text:p/>
        </draw:line>
        <draw:line draw:style-name="gr5" draw:text-style-name="P2" draw:layer="layout" svg:x1="5.615cm" svg:y1="8.587cm" svg:x2="5.615cm" svg:y2="9.857cm">
          <text:p/>
        </draw:line>
        <draw:line draw:style-name="gr5" draw:text-style-name="P2" draw:layer="layout" svg:x1="7.35cm" svg:y1="9.876cm" svg:x2="7.35cm" svg:y2="8.606cm">
          <text:p/>
        </draw:line>
        <draw:frame draw:style-name="gr13" draw:text-style-name="P3" draw:layer="layout" svg:width="0.635cm" svg:height="0.317cm" svg:x="7.724cm" svg:y="6.605cm">
          <draw:text-box>
            <text:p>7</text:p>
          </draw:text-box>
        </draw:frame>
        <draw:frame draw:style-name="gr13" draw:text-style-name="P3" draw:layer="layout" svg:width="0.635cm" svg:height="0.317cm" svg:x="4.825cm" svg:y="8.904cm">
          <draw:text-box>
            <text:p>3</text:p>
          </draw:text-box>
        </draw:frame>
        <draw:frame draw:style-name="gr13" draw:text-style-name="P3" draw:layer="layout" svg:width="0.635cm" svg:height="0.317cm" svg:x="7.626cm" svg:y="9.003cm">
          <draw:text-box>
            <text:p>6</text:p>
          </draw:text-box>
        </draw:frame>
        <draw:frame draw:style-name="gr13" draw:text-style-name="P3" draw:layer="layout" svg:width="0.635cm" svg:height="0.317cm" svg:x="8.927cm" svg:y="4.702cm">
          <draw:text-box>
            <text:p>8</text:p>
          </draw:text-box>
        </draw:frame>
        <draw:frame draw:style-name="gr13" draw:text-style-name="P3" draw:layer="layout" svg:width="0.635cm" svg:height="0.317cm" svg:x="11.528cm" svg:y="3.003cm">
          <draw:text-box>
            <text:p>9</text:p>
          </draw:text-box>
        </draw:frame>
        <draw:frame draw:style-name="gr13" draw:text-style-name="P3" draw:layer="layout" svg:width="0.635cm" svg:height="0.317cm" svg:x="13.83cm" svg:y="8.005cm">
          <draw:text-box>
            <text:p>4</text:p>
          </draw:text-box>
        </draw:frame>
        <draw:frame draw:style-name="gr13" draw:text-style-name="P3" draw:layer="layout" svg:width="0.635cm" svg:height="0.317cm" svg:x="13.831cm" svg:y="10.606cm">
          <draw:text-box>
            <text:p>5</text:p>
          </draw:text-box>
        </draw:frame>
        <draw:frame draw:style-name="gr14" draw:text-style-name="P6" draw:layer="layout" svg:width="0.002cm" svg:height="0.937cm" svg:x="11.795cm" svg:y="2.559cm">
          <draw:text-box>
            <text:p/>
          </draw:text-box>
        </draw:frame>
      </draw:page>
      <draw:page draw:name="page2" draw:style-name="dp1" draw:master-page-name="Default">
        <draw:custom-shape draw:style-name="gr1" draw:text-style-name="P1" draw:layer="layout" svg:width="4.08cm" svg:height="2.54cm" svg:x="4.54cm" svg:y="3.54cm">
          <text:p text:style-name="P1">Filter 1</text:p>
          <text:p text:style-name="P1">Authentication </text:p>
          <text:p text:style-name="P1">Fil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8cm" svg:y1="4.875cm" svg:x2="4.34cm" svg:y2="4.875cm">
          <text:p/>
        </draw:line>
        <draw:frame draw:style-name="gr15" draw:text-style-name="P3" draw:layer="layout" svg:width="1.805cm" svg:height="0.513cm" svg:x="1.731cm" svg:y="3.9cm">
          <draw:text-box>
            <text:p>Request</text:p>
          </draw:text-box>
        </draw:frame>
        <draw:custom-shape draw:style-name="gr4" draw:text-style-name="P1" draw:layer="layout" svg:width="4.08cm" svg:height="1.27cm" svg:x="9.94cm" svg:y="3.54cm">
          <text:p text:style-name="P1">Filter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8cm" svg:height="1.27cm" svg:x="14.84cm" svg:y="3.54cm">
          <text:p text:style-name="P1">Filter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8cm" svg:height="1.27cm" svg:x="20.34cm" svg:y="3.54cm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485cm" svg:y1="4.232cm" svg:x2="9.964cm" svg:y2="4.175cm">
          <text:p/>
        </draw:line>
        <draw:line draw:style-name="gr5" draw:text-style-name="P2" draw:layer="layout" svg:x1="14.017cm" svg:y1="4.175cm" svg:x2="14.839cm" svg:y2="4.165cm">
          <text:p/>
        </draw:line>
        <draw:line draw:style-name="gr5" draw:text-style-name="P2" draw:layer="layout" svg:x1="19.192cm" svg:y1="4.176cm" svg:x2="20.014cm" svg:y2="4.166cm">
          <text:p/>
        </draw:line>
        <draw:custom-shape draw:style-name="gr4" draw:text-style-name="P1" draw:layer="layout" svg:width="4.08cm" svg:height="1.27cm" svg:x="4.64cm" svg:y="7.34cm">
          <text:p text:style-name="P1">Authentication</text:p>
          <text:p text:style-name="P1">Manag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6.062cm" svg:x2="6.715cm" svg:y2="7.332cm">
          <text:p/>
        </draw:line>
        <draw:custom-shape draw:style-name="gr4" draw:text-style-name="P1" draw:layer="layout" svg:width="4.08cm" svg:height="1.27cm" svg:x="4.64cm" svg:y="9.74cm">
          <text:p text:style-name="P1">Authentication</text:p>
          <text:p text:style-name="P1">Provid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15cm" svg:y1="8.537cm" svg:x2="6.715cm" svg:y2="9.807cm">
          <text:p/>
        </draw:line>
        <draw:frame draw:style-name="gr7" draw:text-style-name="P3" draw:layer="layout" svg:width="1.907cm" svg:height="0.513cm" svg:x="4.542cm" svg:y="6.301cm">
          <draw:text-box>
            <text:p>Delegate</text:p>
          </draw:text-box>
        </draw:frame>
        <draw:frame draw:style-name="gr7" draw:text-style-name="P3" draw:layer="layout" svg:width="1.907cm" svg:height="0.513cm" svg:x="4.543cm" svg:y="8.902cm">
          <draw:text-box>
            <text:p>Delegate</text:p>
          </draw:text-box>
        </draw:frame>
        <draw:custom-shape draw:style-name="gr8" draw:text-style-name="P1" draw:layer="layout" svg:width="4.395cm" svg:height="1.27cm" svg:x="9.94cm" svg:y="8.64cm">
          <text:p text:style-name="P1">UserDetails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8cm" svg:height="1.27cm" svg:x="9.94cm" svg:y="11.04cm">
          <text:p text:style-name="P1">Password</text:p>
          <text:p text:style-name="P1">Encod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10.207cm" svg:x2="9.89cm" svg:y2="9.255cm">
          <text:p/>
        </draw:line>
        <draw:line draw:style-name="gr5" draw:text-style-name="P2" draw:layer="layout" svg:x1="8.62cm" svg:y1="10.525cm" svg:x2="9.89cm" svg:y2="11.795cm">
          <text:p/>
        </draw:line>
        <draw:custom-shape draw:style-name="gr9" draw:text-style-name="P4" draw:layer="layout" svg:width="2.222cm" svg:height="1.587cm" svg:x="15.605cm" svg:y="7.3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5" draw:layer="layout" svg:width="2.984cm" svg:height="3.344cm" draw:transform="skewX (-0.293389847260247) rotate (-0.278729081543495) translate (13.436cm 5.1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3" draw:layer="layout" svg:width="4.041cm" svg:height="0.513cm" svg:x="11.346cm" svg:y="6.937cm">
          <draw:text-box>
            <text:p>Find User from DB</text:p>
          </draw:text-box>
        </draw:frame>
        <draw:custom-shape draw:style-name="gr4" draw:text-style-name="P1" draw:layer="layout" svg:width="4.08cm" svg:height="1.27cm" svg:x="9.44cm" svg:y="5.54cm">
          <text:p text:style-name="P1">Security </text:p>
          <text:p text:style-name="P1">Contex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5.127cm" svg:x2="9.572cm" svg:y2="5.762cm">
          <text:p/>
        </draw:line>
        <draw:line draw:style-name="gr5" draw:text-style-name="P2" draw:layer="layout" svg:x1="6.715cm" svg:y1="6.037cm" svg:x2="6.715cm" svg:y2="7.307cm">
          <text:p/>
        </draw:line>
      </draw:page>
      <draw:page draw:name="page3" draw:style-name="dp1" draw:master-page-name="Default">
        <draw:custom-shape draw:style-name="gr17" draw:text-style-name="P7" draw:layer="layout" svg:width="12.7cm" svg:height="1.905cm" svg:x="7.667cm" svg:y="1.952cm">
          <text:p text:style-name="P1">User ==&gt; Granted Authorities (Interface)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.163cm" svg:height="7.965cm" svg:x="7.267cm" svg:y="6.052cm">
          <text:p text:style-name="P1">Authorities</text:p>
          <text:p text:style-name="P1">(Are Action which </text:p>
          <text:p text:style-name="P1">User <text:s/>can do it in </text:p>
          <text:p text:style-name="P1">The Application)</text:p>
          <text:p text:style-name="P1">1. Read</text:p>
          <text:p text:style-name="P1">2. Write</text:p>
          <text:p text:style-name="P1">3. Delete</text:p>
          <text:p text:style-name="P1">4. Execute</text:p>
          <text:p text:style-name="P1">5. ...etc <text:s text:c="4"/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35cm" svg:height="6.32cm" svg:x="16.24cm" svg:y="6.11cm">
          <text:p text:style-name="P1">Roles</text:p>
          <text:p text:style-name="P1">(Represented by a subject)</text:p>
          <text:p text:style-name="P1">1. Admin</text:p>
          <text:p text:style-name="P1">2. Manager</text:p>
          <text:p text:style-name="P1">3. Client</text:p>
          <text:p text:style-name="P1">4. Visiter</text:p>
          <text:p text:style-name="P1">5. ….etc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1.16cm" svg:y1="3.857cm" svg:x2="9.572cm" svg:y2="6.08cm">
          <text:p/>
        </draw:line>
        <draw:line draw:style-name="gr20" draw:text-style-name="P8" draw:layer="layout" svg:x1="16.499cm" svg:y1="3.819cm" svg:x2="18.78cm" svg:y2="6.08cm">
          <text:p/>
        </draw:line>
        <draw:custom-shape draw:style-name="gr21" draw:text-style-name="P9" draw:layer="layout" svg:width="1.905cm" svg:height="2.54cm" svg:x="21.95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2" draw:text-style-name="P10" draw:layer="layout" svg:x1="21.955cm" svg:y1="2.787cm" svg:x2="20.367cm" svg:y2="3.105cm">
          <text:p/>
        </draw:line>
      </draw:page>
      <draw:page draw:name="page4" draw:style-name="dp1" draw:master-page-name="Default">
        <draw:custom-shape draw:style-name="gr23" draw:text-style-name="P12" draw:layer="layout" svg:width="4.128cm" svg:height="1.27cm" svg:x="3.222cm" svg:y="4.67cm">
          <text:p text:style-name="P11"><text:span text:style-name="T1">Http Request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857cm" svg:height="1.27cm" svg:x="8.62cm" svg:y="4.67cm">
          <text:p text:style-name="P11"><text:span text:style-name="T1">Filter 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12" draw:layer="layout" svg:width="2.857cm" svg:height="1.27cm" svg:x="15.22cm" svg:y="4.671cm">
          <text:p text:style-name="P11"><text:span text:style-name="T1">Filter 3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12" draw:layer="layout" svg:width="2.857cm" svg:height="1.27cm" svg:x="12.02cm" svg:y="4.672cm">
          <text:p text:style-name="P11"><text:span text:style-name="T1">Filter 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12" draw:layer="layout" svg:width="2.857cm" svg:height="1.27cm" svg:x="19.22cm" svg:y="4.672cm">
          <text:p text:style-name="P11"><text:span text:style-name="T1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5" draw:text-style-name="P10" draw:layer="layout" svg:x1="7.35cm" svg:y1="5.305cm" svg:x2="8.62cm" svg:y2="5.305cm">
          <text:p/>
        </draw:line>
        <draw:line draw:style-name="gr25" draw:text-style-name="P10" draw:layer="layout" svg:x1="9.585cm" svg:y1="5.94cm" svg:x2="9.572cm" svg:y2="7.845cm">
          <text:p/>
        </draw:line>
        <draw:path draw:style-name="gr26" draw:text-style-name="P10" draw:layer="layout" svg:width="14.627cm" svg:height="2.236cm" svg:x="8.279cm" svg:y="3.843cm" svg:viewBox="0 0 14628 2237" svg:d="M2 1097c-3-289-40-676 344-794 294-91 586-211 900-238 371-32 739-29 1111-53 448-29 899-1 1349 26 316 19 636 0 953 0 370 0 741 11 1111 0 310-9 617 41 926 53 317 13 629 25 953 53 327 29 652 65 979 53 346-12 690 93 1031 27 380-74 4826 189 4969 425l-635 1588">
          <text:p/>
        </draw:path>
        <draw:frame draw:style-name="gr13" draw:text-style-name="P13" draw:layer="layout" svg:width="4.127cm" svg:height="0.952cm" svg:x="10.86cm" svg:y="3cm">
          <draw:text-box>
            <text:p><text:span text:style-name="T1">FilterChain</text:span></text:p>
          </draw:text-box>
        </draw:frame>
        <draw:line draw:style-name="gr25" draw:text-style-name="P10" draw:layer="layout" svg:x1="11.477cm" svg:y1="5.305cm" svg:x2="12.094cm" svg:y2="5.405cm">
          <text:p/>
        </draw:line>
        <draw:custom-shape draw:style-name="gr27" draw:text-style-name="P12" draw:layer="layout" svg:width="4.762cm" svg:height="1.27cm" svg:x="8.62cm" svg:y="7.871cm">
          <text:p text:style-name="P11"><text:span text:style-name="T1">Authentication <text:s text:c="4"/></text:span></text:p>
          <text:p text:style-name="P11"><text:span text:style-name="T1">Manag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5" draw:text-style-name="P10" draw:layer="layout" svg:x1="10.925cm" svg:y1="7.845cm" svg:x2="10.925cm" svg:y2="5.94cm">
          <text:p/>
        </draw:line>
        <draw:custom-shape draw:style-name="gr24" draw:text-style-name="P12" draw:layer="layout" svg:width="2.857cm" svg:height="1.27cm" svg:x="23.32cm" svg:y="5.773cm">
          <text:p text:style-name="P11"><text:span text:style-name="T1">Config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path draw:style-name="gr28" draw:text-style-name="P10" draw:layer="layout" svg:width="24.869cm" svg:height="3.591cm" svg:x="1.952cm" svg:y="3.4cm" svg:viewBox="0 0 24870 3592" svg:d="M24870 0c-397 0-991 1172-1375 1270-357 91-2297 594-2641 852-378 283-93 637-423 873-301 215-677 246-1032 238-432-9-866-29-1297 0-337 22-680-46-1005 27-354 80-689 41-1032 106-533 100-1081-18-1614 53-333 45-650 47-979 79-334 32-670 0-1005 0-415 0-833 45-1244 0-583-64-1165-36-1746-53-326-9-654 0-979 0-389 0-777 0-1164 0-353 0-708 7-1059 0-462-10-916 119-1375 132-679 19-1360 30-2038-26-351-29-721 100-1058 0-358-106-765-99-1032-344-289-265-828-174-767-715 45-403-1-812 0-1217v-158">
          <text:p/>
        </draw:path>
        <draw:custom-shape draw:style-name="gr24" draw:text-style-name="P12" draw:layer="layout" svg:width="2.857cm" svg:height="1.27cm" svg:x="19.22cm" svg:y="4.673cm">
          <text:p text:style-name="P11"><text:span text:style-name="T1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3" draw:text-style-name="P13" draw:layer="layout" svg:width="4.127cm" svg:height="0.952cm" svg:x="21.761cm" svg:y="3.7cm">
          <draw:text-box>
            <text:p><text:span text:style-name="T1">Spring MVC</text:span></text:p>
          </draw:text-box>
        </draw:frame>
        <draw:custom-shape draw:style-name="gr29" draw:text-style-name="P12" draw:layer="layout" svg:width="4.35cm" svg:height="1.27cm" svg:x="23.32cm" svg:y="7.474cm">
          <text:p text:style-name="P11"><text:span text:style-name="T1">Your Controller <text:s text:c="7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12" draw:layer="layout" svg:width="2.857cm" svg:height="1.27cm" svg:x="23.32cm" svg:y="9.175cm">
          <text:p text:style-name="P11"><text:span text:style-name="T1">Services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2" draw:layer="layout" svg:width="4.762cm" svg:height="1.27cm" svg:x="8.62cm" svg:y="11.072cm">
          <text:p text:style-name="P11"><text:span text:style-name="T1">Authentication <text:s text:c="10"/></text:span></text:p>
          <text:p text:style-name="P11"><text:span text:style-name="T1">Provid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3" draw:text-style-name="P13" draw:layer="layout" svg:width="2.857cm" svg:height="0.952cm" svg:x="5.945cm" svg:y="7.985cm">
          <draw:text-box>
            <text:p><text:span text:style-name="T1">Only one</text:span></text:p>
          </draw:text-box>
        </draw:frame>
        <draw:frame draw:style-name="gr13" draw:text-style-name="P13" draw:layer="layout" svg:width="3.175cm" svg:height="0.635cm" svg:x="5.445cm" svg:y="11.407cm">
          <draw:text-box>
            <text:p><text:span text:style-name="T1">Multiple</text:span></text:p>
            <text:p><text:span text:style-name="T1">1...n</text:span></text:p>
          </draw:text-box>
        </draw:frame>
        <draw:line draw:style-name="gr25" draw:text-style-name="P10" draw:layer="layout" svg:x1="9.572cm" svg:y1="9.255cm" svg:x2="9.569cm" svg:y2="11.033cm">
          <text:p/>
        </draw:line>
        <draw:line draw:style-name="gr25" draw:text-style-name="P10" draw:layer="layout" svg:x1="12.525cm" svg:y1="11.059cm" svg:x2="12.525cm" svg:y2="9.154cm">
          <text:p/>
        </draw:line>
        <draw:custom-shape draw:style-name="gr27" draw:text-style-name="P12" draw:layer="layout" svg:width="4.762cm" svg:height="1.27cm" svg:x="14.952cm" svg:y="9.89cm">
          <text:p text:style-name="P11"><text:span text:style-name="T1">UserDetailsService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2" draw:layer="layout" svg:width="4.762cm" svg:height="1.27cm" svg:x="14.994cm" svg:y="12.391cm">
          <text:p text:style-name="P11"><text:span text:style-name="T1">PasswordEncoder <text:s text:c="5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5" draw:text-style-name="P10" draw:layer="layout" svg:x1="13.385cm" svg:y1="11.604cm" svg:x2="14.97cm" svg:y2="10.525cm">
          <text:p/>
        </draw:line>
        <draw:line draw:style-name="gr25" draw:text-style-name="P10" draw:layer="layout" svg:x1="9.572cm" svg:y1="9.242cm" svg:x2="9.569cm" svg:y2="11.02cm">
          <text:p/>
        </draw:line>
        <draw:line draw:style-name="gr25" draw:text-style-name="P10" draw:layer="layout" svg:x1="13.382cm" svg:y1="11.795cm" svg:x2="14.967cm" svg:y2="13.065cm">
          <text:p/>
        </draw:line>
        <draw:frame draw:style-name="gr13" draw:text-style-name="P13" draw:layer="layout" svg:width="4.128cm" svg:height="0.317cm" svg:x="16.557cm" svg:y="9.255cm">
          <draw:text-box>
            <text:p><text:span text:style-name="T1">Username &amp; password</text:span></text:p>
          </draw:text-box>
        </draw:frame>
        <draw:frame draw:style-name="gr30" draw:text-style-name="P13" draw:layer="layout" svg:width="0.256cm" svg:height="0.513cm" svg:x="2.57cm" svg:y="4.343cm">
          <draw:text-box>
            <text:p><text:span text:style-name="T1">1</text:span></text:p>
          </draw:text-box>
        </draw:frame>
        <draw:frame draw:style-name="gr30" draw:text-style-name="P13" draw:layer="layout" svg:width="0.256cm" svg:height="0.513cm" svg:x="9.77cm" svg:y="4.044cm">
          <draw:text-box>
            <text:p><text:span text:style-name="T1">2</text:span></text:p>
          </draw:text-box>
        </draw:frame>
        <draw:frame draw:style-name="gr31" draw:text-style-name="P13" draw:layer="layout" svg:width="0.256cm" svg:height="0.513cm" svg:x="8.866cm" svg:y="7.119cm">
          <draw:text-box>
            <text:p><text:span text:style-name="T1">3</text:span></text:p>
          </draw:text-box>
        </draw:frame>
        <draw:line draw:style-name="gr25" draw:text-style-name="P10" draw:layer="layout" svg:x1="21.955cm" svg:y1="5.445cm" svg:x2="23.258cm" svg:y2="6.339cm">
          <text:p/>
        </draw:line>
        <draw:frame draw:style-name="gr31" draw:text-style-name="P13" draw:layer="layout" svg:width="0.389cm" svg:height="0.513cm" svg:x="8.866cm" svg:y="10.32cm">
          <draw:text-box>
            <text:p><text:span text:style-name="T1">4</text:span></text:p>
          </draw:text-box>
        </draw:frame>
        <draw:frame draw:style-name="gr31" draw:text-style-name="P13" draw:layer="layout" svg:width="0.389cm" svg:height="0.513cm" svg:x="13.663cm" svg:y="10.321cm">
          <draw:text-box>
            <text:p><text:span text:style-name="T1">5</text:span></text:p>
          </draw:text-box>
        </draw:frame>
        <draw:frame draw:style-name="gr31" draw:text-style-name="P13" draw:layer="layout" svg:width="0.389cm" svg:height="0.513cm" svg:x="14.364cm" svg:y="7.622cm">
          <draw:text-box>
            <text:p><text:span text:style-name="T1">5</text:span></text:p>
          </draw:text-box>
        </draw:frame>
        <draw:custom-shape draw:style-name="gr27" draw:text-style-name="P12" draw:layer="layout" svg:width="4.762cm" svg:height="1.27cm" svg:x="14.894cm" svg:y="7.291cm">
          <text:p text:style-name="P11"><text:span text:style-name="T1">Security Context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5" draw:text-style-name="P10" draw:layer="layout" svg:x1="11.37cm" svg:y1="5.882cm" svg:x2="14.97cm" svg:y2="7.667cm">
          <text:p/>
        </draw:line>
        <draw:frame draw:style-name="gr32" draw:text-style-name="P13" draw:layer="layout" svg:width="4.616cm" svg:height="0.513cm" svg:x="11.522cm" svg:y="6.267cm">
          <draw:text-box>
            <text:p><text:span text:style-name="T1">Wriite user info in SC</text:span></text:p>
          </draw:text-box>
        </draw:frame>
      </draw:page>
      <draw:page draw:name="page5" draw:style-name="dp1" draw:master-page-name="Default">
        <draw:frame draw:style-name="gr33" draw:text-style-name="P14" draw:layer="layout" svg:width="6.606cm" svg:height="0.513cm" svg:x="11.477cm" svg:y="4.176cm">
          <draw:text-box>
            <text:p text:style-name="P5"><text:span text:style-name="T1">Spring Security Fundamentals</text:span></text:p>
          </draw:text-box>
        </draw:frame>
        <draw:custom-shape draw:style-name="gr34" draw:text-style-name="P15" draw:layer="layout" svg:width="17.78cm" svg:height="11.43cm" svg:x="6.397cm" svg:y="6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5.397cm" svg:height="1.587cm" draw:transform="skewX (-0.00244346095279206) translate (17.506cm 10.207cm)">
          <text:p text:style-name="P11"><text:span text:style-name="T1"><text:s text:c="5"/></text:span><text:span text:style-name="T1">UserDetailsService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5" draw:text-style-name="P12" draw:layer="layout" svg:width="5.397cm" svg:height="1.587cm" draw:transform="skewX (-0.00244346095279206) translate (12.112cm 6.715cm)">
          <text:p text:style-name="P11"><text:span text:style-name="T1"><text:s text:c="5"/></text:span><text:span text:style-name="T1">Spring Web Context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5" draw:text-style-name="P12" draw:layer="layout" svg:width="5.397cm" svg:height="1.587cm" draw:transform="skewX (-0.00244346095279206) translate (17.51cm 12.747cm)">
          <text:p text:style-name="P11"><text:span text:style-name="T1"><text:s text:c="5"/></text:span><text:span text:style-name="T1">Password Encoder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6" draw:text-style-name="P12" draw:layer="layout" svg:width="6.984cm" svg:height="1.587cm" draw:transform="skewX (-0.00244346095279206) translate (7.664cm 11.043cm)">
          <text:p text:style-name="P11"><text:span text:style-name="T1">AuthenticationManag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7" draw:text-style-name="P12" draw:layer="layout" svg:width="6.354cm" svg:height="1.587cm" draw:transform="skewX (-0.00244346095279206) translate (7.664cm 14.018cm)">
          <text:p text:style-name="P11"><text:span text:style-name="T1">Authentication Provid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6" draw:text-style-name="P12" draw:layer="layout" svg:width="6.984cm" svg:height="1.587cm" draw:transform="skewX (-0.00244346095279206) translate (7.667cm 9.255cm)">
          <text:p text:style-name="P11"><text:span text:style-name="T1">HttpBasicAuthentication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38" draw:text-style-name="P10" draw:layer="layout" svg:x1="2.905cm" svg:y1="17.51cm" svg:x2="7.667cm" svg:y2="18.462cm">
          <text:p/>
        </draw:line>
        <draw:line draw:style-name="gr39" draw:text-style-name="P10" draw:layer="layout" svg:x1="5.445cm" svg:y1="17.827cm" svg:x2="2.905cm" svg:y2="13.7cm">
          <text:p/>
        </draw:line>
        <draw:line draw:style-name="gr40" draw:text-style-name="P10" draw:layer="layout" svg:x1="14.017cm" svg:y1="14.652cm" svg:x2="17.51cm" svg:y2="11.16cm">
          <text:p/>
        </draw:line>
        <draw:line draw:style-name="gr40" draw:text-style-name="P10" draw:layer="layout" svg:x1="14.074cm" svg:y1="14.596cm" svg:x2="17.51cm" svg:y2="13.7cm">
          <text:p/>
        </draw:line>
      </draw:page>
      <draw:page draw:name="page6" draw:style-name="dp1" draw:master-page-name="Default">
        <draw:frame draw:style-name="gr33" draw:text-style-name="P16" draw:layer="layout" svg:width="6.606cm" svg:height="0.513cm" svg:x="11.477cm" svg:y="2.775cm">
          <draw:text-box>
            <text:p text:style-name="P5">Spring Security Fundamentals</text:p>
          </draw:text-box>
        </draw:frame>
        <draw:frame draw:style-name="gr41" draw:text-style-name="P3" draw:layer="layout" svg:width="2.212cm" svg:height="0.513cm" svg:x="9.825cm" svg:y="4.932cm">
          <draw:text-box>
            <text:p>App-Level</text:p>
          </draw:text-box>
        </draw:frame>
        <draw:path draw:style-name="gr42" draw:text-style-name="P17" draw:layer="layout" svg:width="1.313cm" svg:height="4.333cm" draw:transform="skewX (0.462337718853298) rotate (-2.58308729295161) translate (6.05630692267845cm 8.43609662396348cm)" svg:viewBox="0 0 1314 4334" svg:d="M0 4117c258 13 509 8 769 113 119 49 348 314 338-261-5-343 65-677 42-1023-24-388 53-759 59-1155 6-300 139-591 98-884-65-459-334-208-497-433-130-181-353-93-421-455l-41-19">
          <text:p/>
        </draw:path>
        <draw:path draw:style-name="gr42" draw:text-style-name="P17" draw:layer="layout" svg:width="1.843cm" svg:height="4.558cm" svg:x="9.255cm" svg:y="3.443cm" svg:viewBox="0 0 1844 4559" svg:d="M0 110c368 95 685-62 1058-105 428-50 732 282 715 635-15 308 39 617 53 926 18 413 30 830 0 1243-21 283 27 570-27 847-58 297 174 724-450 741-336 9-647 189-979 158h-79">
          <text:p/>
        </draw:path>
        <draw:custom-shape draw:style-name="gr43" draw:text-style-name="P18" draw:layer="layout" svg:width="0.952cm" svg:height="1.588cm" svg:x="2.905cm" svg:y="9.4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4" draw:text-style-name="P3" draw:layer="layout" svg:width="0.781cm" svg:height="0.702cm" svg:x="3.975cm" svg:y="9.36cm">
          <draw:text-box>
            <text:p>?</text:p>
          </draw:text-box>
        </draw:frame>
        <draw:line draw:style-name="gr45" draw:text-style-name="P17" draw:layer="layout" svg:x1="10.842cm" svg:y1="11.53cm" svg:x2="12.747cm" svg:y2="11.53cm">
          <text:p/>
        </draw:line>
        <draw:line draw:style-name="gr46" draw:text-style-name="P17" draw:layer="layout" svg:x1="16.875cm" svg:y1="8.642cm" svg:x2="18.145cm" svg:y2="6.42cm">
          <text:p/>
        </draw:line>
        <draw:line draw:style-name="gr47" draw:text-style-name="P17" draw:layer="layout" svg:x1="16.557cm" svg:y1="11.5cm" svg:x2="18.145cm" svg:y2="12.135cm">
          <text:p/>
        </draw:line>
        <draw:frame draw:style-name="gr48" draw:text-style-name="P19" draw:layer="layout" svg:width="8.046cm" svg:height="1.537cm" svg:x="20.46cm" svg:y="4.206cm">
          <draw:text-box>
            <text:p>Authority =&gt; Something you have, </text:p>
            <text:p>you can say I have the right</text:p>
            <text:p>To do something</text:p>
          </draw:text-box>
        </draw:frame>
        <draw:custom-shape draw:style-name="gr49" draw:text-style-name="P21" draw:layer="layout" svg:width="1.1cm" svg:height="0.952cm" svg:x="16.892cm" svg:y="13.37cm">
          <text:p text:style-name="P20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draw:layer="layout" svg:width="0.635cm" svg:height="0.952cm" svg:x="17.057cm" svg:y="7.8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9" draw:layer="layout" svg:width="0.636cm" svg:height="1.814cm" svg:x="17.157cm" svg:y="11.4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2" draw:layer="layout" svg:width="8.61cm" svg:height="6.203cm" svg:x="5.09cm" svg:y="7.032cm">
          <text:p text:style-name="P20"><text:tab/>Authentication </text:p>
          <text:p text:style-name="P20"><text:tab/>(Who you are??)</text:p>
          <text:p text:style-name="P20"/>
          <text:p text:style-name="P20">Hier you can use</text:p>
          <text:p text:style-name="P20">1- finger print</text:p>
          <text:p text:style-name="P20">2- ceritficate</text:p>
          <text:p text:style-name="P20">3- Username + Password</text:p>
          <text:p text:style-name="P20">….</text:p>
          <text:p text:style-name="P20">….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3.81cm" svg:height="2.223cm" svg:x="5.762cm" svg:y="3.857cm">
          <text:p text:style-name="P20">Authentication</text:p>
          <text:p text:style-name="P20"/>
          <text:p text:style-name="P20">Authorization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7.62cm" svg:height="1.905cm" svg:x="20.685cm" svg:y="6.895cm">
          <text:p text:style-name="P20"><text:s text:c="3"/>Role =&gt; Something you are, <text:s text:c="5"/></text:p>
          <text:p text:style-name="P20"><text:s text:c="4"/>you can say I am an Admin </text:p>
          <text:p text:style-name="P20"><text:s text:c="4"/>Or something else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0.952cm" svg:height="0.317cm" svg:x="4.175cm" svg:y="10.0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5" draw:layer="layout" svg:width="0.952cm" svg:height="0.317cm" svg:x="13.676cm" svg:y="10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3" draw:layer="layout" svg:width="4.397cm" svg:height="0.513cm" svg:x="22.811cm" svg:y="9.282cm">
          <draw:text-box>
            <text:p>Granted Authority</text:p>
          </draw:text-box>
        </draw:frame>
        <draw:custom-shape draw:style-name="gr57" draw:text-style-name="P22" draw:layer="layout" svg:width="8.255cm" svg:height="3.493cm" svg:x="5.127cm" svg:y="14.5cm">
          <text:p text:style-name="P20"><text:tab/>Authentication Options</text:p>
          <text:p text:style-name="P20"><text:tab/>1. Http Basic</text:p>
          <text:p text:style-name="P20"><text:tab/>2. Certificaate</text:p>
          <text:p text:style-name="P20"><text:tab/>3. JWT(OAuth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6" draw:layer="layout" svg:width="6.985cm" svg:height="2.223cm" svg:x="14.387cm" svg:y="15.057cm">
          <text:p text:style-name="P1">1- Web App ( Filter )</text:p>
          <text:p text:style-name="P1">2- Non Web App (Apects)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6.015cm" svg:height="2.222cm" svg:x="14.652cm" svg:y="8.938cm">
          <text:p text:style-name="P27">Authorization </text:p>
          <text:p text:style-name="P27"><text:s text:c="4"/>(check if you allowed to </text:p>
          <text:p text:style-name="P27">Do something or not)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3.81cm" svg:height="1.27cm" svg:x="15.435cm" svg:y="6.415cm">
          <text:p text:style-name="P20">Do Something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61" draw:text-style-name="P30" draw:layer="layout" svg:width="7.58cm" svg:height="3.175cm" svg:x="6.08cm" svg:y="3.54cm">
          <text:p text:style-name="P29"><text:span text:style-name="T2">BearerToken</text:span></text:p>
          <text:p text:style-name="P29"><text:span text:style-name="T2">AuthenticationToken </text:span></text:p>
          <draw:enhanced-geometry svg:viewBox="0 0 21600 21600" draw:type="rectangle" draw:enhanced-path="M 0 0 L 21600 0 21600 21600 0 21600 0 0 Z N"/>
        </draw:custom-shape>
        <draw:custom-shape draw:style-name="gr62" draw:text-style-name="P30" draw:layer="layout" svg:width="7.58cm" svg:height="2.54cm" svg:x="6.08cm" svg:y="7.42cm">
          <text:p text:style-name="P29"><text:span text:style-name="T2">JWT <text:s/>AuthenticationToken</text:span></text:p>
          <draw:enhanced-geometry svg:viewBox="0 0 21600 21600" draw:type="rectangle" draw:enhanced-path="M 0 0 L 21600 0 21600 21600 0 21600 0 0 Z N"/>
        </draw:custom-shape>
        <draw:custom-shape draw:style-name="gr63" draw:text-style-name="P30" xml:id="id1" draw:id="id1" draw:layer="layout" svg:width="8.93cm" svg:height="3.71cm" svg:x="16.2cm" svg:y="4.91cm">
          <text:p text:style-name="P29"><text:span text:style-name="T2">Authentication Manager</text:span></text:p>
          <text:p text:style-name="P29"><text:span text:style-name="T2"><text:s/></text:span><text:span text:style-name="T2"><text:tab/></text:span></text:p>
          <text:p text:style-name="P29"><text:span text:style-name="T2"/></text:p>
          <draw:enhanced-geometry svg:viewBox="0 0 21600 21600" draw:type="rectangle" draw:enhanced-path="M 0 0 L 21600 0 21600 21600 0 21600 0 0 Z N"/>
        </draw:custom-shape>
        <draw:custom-shape draw:style-name="gr64" draw:text-style-name="P30" xml:id="id2" draw:id="id2" draw:layer="layout" svg:width="8.93cm" svg:height="4.28cm" svg:x="16.2cm" svg:y="13.2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7.58cm" svg:height="1.27cm" svg:x="6.08cm" svg:y="13.7cm">
          <text:p text:style-name="P29"><text:span text:style-name="T2">JWT Decoder</text:span></text:p>
          <draw:enhanced-geometry svg:viewBox="0 0 21600 21600" draw:type="rectangle" draw:enhanced-path="M 0 0 L 21600 0 21600 21600 0 21600 0 0 Z N"/>
        </draw:custom-shape>
        <draw:custom-shape draw:style-name="gr66" draw:text-style-name="P30" draw:layer="layout" svg:width="7.58cm" svg:height="1.587cm" svg:x="6.08cm" svg:y="15.44cm">
          <text:p text:style-name="P29"><text:span text:style-name="T2">JWT AuthenticationConverter</text:span></text:p>
          <draw:enhanced-geometry svg:viewBox="0 0 21600 21600" draw:type="rectangle" draw:enhanced-path="M 0 0 L 21600 0 21600 21600 0 21600 0 0 Z N"/>
        </draw:custom-shape>
        <draw:custom-shape draw:style-name="gr67" draw:text-style-name="P32" draw:layer="layout" svg:width="6.35cm" svg:height="1.27cm" svg:x="17.51cm" svg:y="6.797cm">
          <text:p text:style-name="P31"><text:span text:style-name="T2">Provider Manager</text:span></text:p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3.493cm" svg:height="1.27cm" svg:x="7.937cm" svg:y="5.18cm">
          <text:p text:style-name="P31"><text:span text:style-name="T2">Token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2.857cm" svg:height="0.953cm" svg:x="6.515cm" svg:y="8.507cm">
          <text:p text:style-name="P31"><text:span text:style-name="T2">JWT</text:span></text:p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3.65cm" svg:height="0.953cm" svg:x="9.615cm" svg:y="8.507cm">
          <text:p text:style-name="P31"><text:span text:style-name="T2">Authorities</text:span></text:p>
          <draw:enhanced-geometry svg:viewBox="0 0 21600 21600" draw:type="rectangle" draw:enhanced-path="M 0 0 L 21600 0 21600 21600 0 21600 0 0 Z N"/>
        </draw:custom-shape>
        <draw:custom-shape draw:style-name="gr71" draw:text-style-name="P32" draw:layer="layout" svg:width="8.255cm" svg:height="1.588cm" svg:x="16.557cm" svg:y="14.447cm">
          <text:p text:style-name="P31"><text:span text:style-name="T2">JWT AuthenticationProvider</text:span></text:p>
          <draw:enhanced-geometry svg:viewBox="0 0 21600 21600" draw:type="rectangle" draw:enhanced-path="M 0 0 L 21600 0 21600 21600 0 21600 0 0 Z N"/>
        </draw:custom-shape>
        <draw:frame draw:style-name="gr72" draw:text-style-name="P33" draw:layer="layout" svg:width="6.805cm" svg:height="0.712cm" svg:x="17.022cm" svg:y="11.96cm">
          <draw:text-box>
            <text:p><text:span text:style-name="T2">Authentication Providers</text:span></text:p>
          </draw:text-box>
        </draw:frame>
        <draw:line draw:style-name="gr73" draw:text-style-name="P34" draw:layer="layout" svg:x1="13.7cm" svg:y1="6.08cm" svg:x2="16.24cm" svg:y2="6.08cm">
          <text:p/>
        </draw:line>
        <draw:line draw:style-name="gr74" draw:text-style-name="P35" draw:layer="layout" svg:x1="3.54cm" svg:y1="8.62cm" svg:x2="6.022cm" svg:y2="8.62cm">
          <text:p/>
        </draw:line>
        <draw:line draw:style-name="gr74" draw:text-style-name="P35" draw:layer="layout" svg:x1="14.335cm" svg:y1="15.287cm" svg:x2="16.24cm" svg:y2="15.287cm">
          <text:p/>
        </draw:line>
        <draw:line draw:style-name="gr73" draw:text-style-name="P34" draw:layer="layout" svg:x1="3.6cm" svg:y1="5.38cm" svg:x2="6.14cm" svg:y2="5.38cm">
          <text:p/>
        </draw:line>
        <draw:line draw:style-name="gr74" draw:text-style-name="P35" draw:layer="layout" svg:x1="13.641cm" svg:y1="7.82cm" svg:x2="16.123cm" svg:y2="7.82cm">
          <text:p/>
        </draw:line>
        <draw:custom-shape draw:style-name="gr75" draw:text-style-name="P32" draw:layer="layout" svg:width="3.65cm" svg:height="0.317cm" svg:x="18.952cm" svg:y="16.2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2" draw:layer="layout" svg:width="3.65cm" svg:height="0.317cm" svg:x="19.052cm" svg:y="13.5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2" draw:layer="layout" svg:width="3.65cm" svg:height="0.317cm" svg:x="19.052cm" svg:y="13.9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2" draw:layer="layout" svg:width="3.65cm" svg:height="0.317cm" svg:x="18.952cm" svg:y="16.625cm">
          <text:p/>
          <draw:enhanced-geometry svg:viewBox="0 0 21600 21600" draw:type="rectangle" draw:enhanced-path="M 0 0 L 21600 0 21600 21600 0 21600 0 0 Z N"/>
        </draw:custom-shape>
        <draw:connector draw:style-name="gr79" draw:text-style-name="P34" draw:layer="layout" draw:line-skew="2.039cm" svg:x1="25.13cm" svg:y1="6.765cm" svg:x2="25.13cm" svg:y2="15.37cm" draw:start-shape="id1" draw:start-glue-point="1" draw:end-shape="id2" draw:end-glue-point="1" svg:d="M25130 6765h2539v8605h-2539" svg:viewBox="0 0 2540 8606">
          <text:p/>
        </draw:connector>
        <draw:custom-shape draw:style-name="gr80" draw:text-style-name="P36" draw:layer="layout" svg:width="1.27cm" svg:height="0.635cm" svg:x="4.157cm" svg:y="4.49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6" draw:layer="layout" svg:width="1.27cm" svg:height="0.635cm" svg:x="26.082cm" svg:y="10.52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6" draw:layer="layout" svg:width="1.27cm" svg:height="0.635cm" svg:x="4.492cm" svg:y="14.01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6" draw:layer="layout" svg:width="1.27cm" svg:height="0.635cm" svg:x="4.492cm" svg:y="15.92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6" draw:layer="layout" svg:width="1.27cm" svg:height="0.635cm" svg:x="4.158cm" svg:y="7.69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ff0000" draw:marker-start-width="0.2cm" draw:marker-start-center="false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808080" draw:shadow-opacity="100%" loext:shadow-blur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  <style:text-properties fo:background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6T10:13:47.415956037</meta:creation-date>
    <dc:date>2024-09-01T01:52:25.398822673</dc:date>
    <meta:editing-duration>PT2H1M38S</meta:editing-duration>
    <meta:editing-cycles>10</meta:editing-cycles>
    <meta:generator>LibreOffice/7.3.7.2$Linux_X86_64 LibreOffice_project/30$Build-2</meta:generator>
    <meta:document-statistic meta:object-count="171"/>
  </office:meta>
</office:document-meta>
</file>